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Wingdings 2" svg:font-family="'Wingdings 2'" style:font-family-generic="roman"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 Emoji1" svg:font-family="'Segoe UI Emoj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5.984cm" fo:margin-left="0cm" fo:margin-top="0cm" fo:margin-bottom="0cm" fo:break-before="page" table:align="left" style:writing-mode="lr-tb"/>
    </style:style>
    <style:style style:name="Table1.A" style:family="table-column">
      <style:table-column-properties style:column-width="15.98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left="0cm" fo:margin-right="0cm" fo:text-indent="1.249cm" style:auto-text-indent="false"/>
      <style:text-properties officeooo:paragraph-rsid="001c1e30"/>
    </style:style>
    <style:style style:name="P3" style:family="paragraph" style:parent-style-name="Standard">
      <style:paragraph-properties fo:margin-left="1.249cm" fo:margin-right="0cm" fo:margin-top="0cm" fo:margin-bottom="0cm" loext:contextual-spacing="false" fo:line-height="100%" fo:text-indent="0cm" style:auto-text-indent="false"/>
    </style:style>
    <style:style style:name="P4" style:family="paragraph" style:parent-style-name="Standard">
      <style:paragraph-properties fo:margin-left="2.498cm" fo:margin-right="0cm" fo:margin-top="0cm" fo:margin-bottom="0cm" loext:contextual-spacing="false" fo:line-height="100%" fo:text-indent="0cm" style:auto-text-indent="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left="0.635cm" fo:margin-right="0cm" fo:text-indent="0cm" style:auto-text-indent="false" fo:break-before="page"/>
    </style:style>
    <style:style style:name="P8" style:family="paragraph" style:parent-style-name="Standard">
      <style:paragraph-properties fo:margin-left="0cm" fo:margin-right="0cm" fo:text-indent="0cm" style:auto-text-indent="false"/>
      <style:text-properties officeooo:paragraph-rsid="0018e55e"/>
    </style:style>
    <style:style style:name="P9" style:family="paragraph" style:parent-style-name="Standard" style:master-page-name="Standard">
      <style:paragraph-properties fo:margin-left="0cm" fo:margin-right="0cm" fo:text-indent="1.249cm" style:auto-text-indent="false" style:page-number="auto"/>
      <style:text-properties officeooo:paragraph-rsid="001eb014"/>
    </style:style>
    <style:style style:name="P10" style:family="paragraph" style:parent-style-name="Standard">
      <style:paragraph-properties fo:margin-left="0cm" fo:margin-right="0cm" fo:text-indent="1.249cm" style:auto-text-indent="false"/>
      <style:text-properties fo:color="#000000"/>
    </style:style>
    <style:style style:name="P11" style:family="paragraph" style:parent-style-name="Standard">
      <style:paragraph-properties fo:margin-left="0cm" fo:margin-right="0cm" fo:text-indent="1.249cm" style:auto-text-indent="false"/>
      <style:text-properties fo:color="#000000" officeooo:paragraph-rsid="0018e55e"/>
    </style:style>
    <style:style style:name="P12" style:family="paragraph" style:parent-style-name="Standard">
      <style:paragraph-properties fo:margin-left="0cm" fo:margin-right="0cm" fo:text-indent="0cm" style:auto-text-indent="false"/>
      <style:text-properties fo:color="#000000" officeooo:rsid="00174c36" officeooo:paragraph-rsid="00174c36"/>
    </style:style>
    <style:style style:name="P13" style:family="paragraph" style:parent-style-name="Standard">
      <style:text-properties fo:color="#000000"/>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paragraph-properties fo:text-align="start" style:justify-single-word="false"/>
      <style:text-properties fo:color="#000000"/>
    </style:style>
    <style:style style:name="P16" style:family="paragraph" style:parent-style-name="Frame_20_contents">
      <style:paragraph-properties fo:text-align="center" style:justify-single-word="false"/>
    </style:style>
    <style:style style:name="P17" style:family="paragraph" style:parent-style-name="List_20_Paragraph" style:list-style-name="WWNum3"/>
    <style:style style:name="P18" style:family="paragraph" style:parent-style-name="List_20_Paragraph" style:list-style-name="WWNum1">
      <style:paragraph-properties fo:margin-top="0cm" fo:margin-bottom="0cm" loext:contextual-spacing="true" fo:line-height="100%"/>
    </style:style>
    <style:style style:name="P19" style:family="paragraph" style:parent-style-name="List_20_Paragraph" style:list-style-name="WWNum2">
      <style:paragraph-properties fo:margin-top="0cm" fo:margin-bottom="0cm" loext:contextual-spacing="true" fo:line-height="100%"/>
    </style:style>
    <style:style style:name="P20" style:family="paragraph">
      <loext:graphic-properties draw:fill="solid" draw:fill-color="#ffffff"/>
      <style:paragraph-properties fo:text-align="start"/>
      <style:text-properties fo:font-size="18pt"/>
    </style:style>
    <style:style style:name="T1" style:family="text">
      <style:text-properties style:use-window-font-color="true" fo:font-size="8pt" style:font-size-asian="8pt" style:font-size-complex="8pt"/>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style:font-name="Wingdings" style:font-name-asian="Wingdings2" style:font-name-complex="Wingdings2"/>
    </style:style>
    <style:style style:name="T6" style:family="text">
      <style:text-properties style:font-name="Wingdings" fo:language="en" fo:country="GB" style:font-name-asian="Wingdings2" style:font-name-complex="Wingdings2"/>
    </style:style>
    <style:style style:name="T7" style:family="text">
      <style:text-properties style:font-name="Segoe UI Emoji" style:font-name-complex="Segoe UI Emoji1"/>
    </style:style>
    <style:style style:name="T8" style:family="text">
      <style:text-properties style:font-name="Wingdings 2" style:font-name-asian="Wingdings 21" style:font-name-complex="Wingdings 21"/>
    </style:style>
    <style:style style:name="T9" style:family="text">
      <style:text-properties style:text-position="super 58%"/>
    </style:style>
    <style:style style:name="T10" style:family="text">
      <style:text-properties style:text-position="super 58%" officeooo:rsid="000d9ecb"/>
    </style:style>
    <style:style style:name="T11" style:family="text">
      <style:text-properties fo:color="#ce181e" officeooo:rsid="000d9ecb"/>
    </style:style>
    <style:style style:name="T12" style:family="text">
      <style:text-properties fo:color="#ce181e" style:text-position="super 58%" officeooo:rsid="000d9ecb"/>
    </style:style>
    <style:style style:name="T13" style:family="text">
      <style:text-properties fo:color="#ce181e" style:text-position="0% 100%" officeooo:rsid="000d9ecb"/>
    </style:style>
    <style:style style:name="T14" style:family="text">
      <style:text-properties fo:color="#ce181e" style:text-position="0% 100%" officeooo:rsid="001e6fcf"/>
    </style:style>
    <style:style style:name="T15" style:family="text">
      <style:text-properties fo:color="#ce181e" style:text-line-through-style="solid" style:text-line-through-type="single" style:text-underline-style="none" officeooo:rsid="000e525b"/>
    </style:style>
    <style:style style:name="T16" style:family="text">
      <style:text-properties fo:color="#ce181e" officeooo:rsid="000e525b"/>
    </style:style>
    <style:style style:name="T17" style:family="text">
      <style:text-properties fo:color="#ce181e" style:text-line-through-style="none" style:text-line-through-type="none"/>
    </style:style>
    <style:style style:name="T18" style:family="text">
      <style:text-properties fo:color="#ce181e" style:text-line-through-style="none" style:text-line-through-type="none" officeooo:rsid="000e525b"/>
    </style:style>
    <style:style style:name="T19" style:family="text">
      <style:text-properties fo:color="#ce181e" style:text-line-through-style="none" style:text-line-through-type="none" officeooo:rsid="00187edd"/>
    </style:style>
    <style:style style:name="T20" style:family="text">
      <style:text-properties fo:color="#ce181e" officeooo:rsid="00101039"/>
    </style:style>
    <style:style style:name="T21" style:family="text">
      <style:text-properties fo:color="#ce181e" style:font-name="Times New Roman" fo:font-size="12pt" officeooo:rsid="00174c36" style:font-size-asian="12pt"/>
    </style:style>
    <style:style style:name="T22" style:family="text">
      <style:text-properties fo:color="#ce181e" style:font-name="Times New Roman" fo:font-size="12pt" officeooo:rsid="002305e8" style:font-size-asian="12pt"/>
    </style:style>
    <style:style style:name="T23" style:family="text">
      <style:text-properties fo:color="#ce181e" officeooo:rsid="001e6fcf"/>
    </style:style>
    <style:style style:name="T24" style:family="text">
      <style:text-properties fo:color="#ce181e" officeooo:rsid="002141ab"/>
    </style:style>
    <style:style style:name="T25" style:family="text">
      <style:text-properties fo:color="#ce181e" officeooo:rsid="002305e8"/>
    </style:style>
    <style:style style:name="T26" style:family="text">
      <style:text-properties fo:color="#ce181e" officeooo:rsid="00245f53"/>
    </style:style>
    <style:style style:name="T27" style:family="text">
      <style:text-properties fo:color="#000000"/>
    </style:style>
    <style:style style:name="T28" style:family="text">
      <style:text-properties fo:color="#000000" officeooo:rsid="000d9ecb"/>
    </style:style>
    <style:style style:name="T29" style:family="text">
      <style:text-properties fo:color="#000000" fo:font-size="12pt" fo:font-style="normal" fo:font-weight="normal" style:font-size-asian="12pt" style:font-style-asian="normal" style:font-weight-asian="normal" style:font-size-complex="12pt"/>
    </style:style>
    <style:style style:name="T30" style:family="text">
      <style:text-properties fo:color="#000000" fo:font-size="12pt" fo:font-style="normal" fo:font-weight="normal" officeooo:rsid="00136def" style:font-size-asian="12pt" style:font-style-asian="normal" style:font-weight-asian="normal" style:font-size-complex="12pt"/>
    </style:style>
    <style:style style:name="T31" style:family="text">
      <style:text-properties fo:color="#000000" fo:font-size="12pt" fo:font-style="normal" fo:font-weight="normal" officeooo:rsid="001e6fcf" style:font-size-asian="12pt" style:font-style-asian="normal" style:font-weight-asian="normal" style:font-size-complex="12pt"/>
    </style:style>
    <style:style style:name="T32" style:family="text">
      <style:text-properties fo:color="#000000" fo:font-size="12pt" fo:font-style="normal" fo:font-weight="normal" style:font-size-asian="12pt" style:font-style-asian="normal" style:font-weight-asian="normal" style:font-size-complex="12pt" style:font-weight-complex="normal"/>
    </style:style>
    <style:style style:name="T33" style:family="text">
      <style:text-properties fo:color="#000000" fo:font-size="12pt" fo:font-style="normal" fo:font-weight="normal" officeooo:rsid="001621a9" style:font-size-asian="12pt" style:font-style-asian="normal" style:font-weight-asian="normal" style:font-size-complex="12pt" style:font-weight-complex="normal"/>
    </style:style>
    <style:style style:name="T34" style:family="text">
      <style:text-properties fo:color="#000000" fo:font-size="12pt" fo:font-style="normal" fo:font-weight="normal" officeooo:rsid="001c1e30" style:font-size-asian="12pt" style:font-style-asian="normal" style:font-weight-asian="normal" style:font-size-complex="12pt" style:font-weight-complex="normal"/>
    </style:style>
    <style:style style:name="T35" style:family="text">
      <style:text-properties fo:color="#000000" fo:font-size="12pt" fo:font-style="normal" fo:font-weight="normal" officeooo:rsid="002305e8" style:font-size-asian="12pt" style:font-style-asian="normal" style:font-weight-asian="normal" style:font-size-complex="12pt" style:font-weight-complex="normal"/>
    </style:style>
    <style:style style:name="T36" style:family="text">
      <style:text-properties fo:color="#000000" fo:font-size="12pt" fo:font-style="normal" fo:font-weight="normal" officeooo:rsid="0015520a" style:font-size-asian="12pt" style:font-style-asian="normal" style:font-weight-asian="normal" style:font-size-complex="12pt"/>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style:font-name="Times New Roman" fo:font-size="12pt" fo:font-weight="normal" officeooo:rsid="001c1e30" style:font-size-asian="12pt" style:font-weight-asian="normal" style:font-size-complex="12pt" style:font-weight-complex="normal"/>
    </style:style>
    <style:style style:name="T39" style:family="text">
      <style:text-properties fo:color="#000000" style:font-name="Times New Roman" fo:font-size="12pt" fo:font-weight="normal" officeooo:rsid="002305e8" style:font-size-asian="12pt" style:font-weight-asian="normal" style:font-size-complex="12pt" style:font-weight-complex="normal"/>
    </style:style>
    <style:style style:name="T40" style:family="text">
      <style:text-properties fo:color="#000000" style:font-name="Times New Roman" fo:font-size="12pt" officeooo:rsid="001eb014" style:font-size-asian="12pt"/>
    </style:style>
    <style:style style:name="T41" style:family="text">
      <style:text-properties fo:color="#000000" style:font-name="Times New Roman" fo:font-size="12pt" officeooo:rsid="00174c36" style:font-size-asian="12pt"/>
    </style:style>
    <style:style style:name="T42" style:family="text">
      <style:text-properties fo:color="#000000" style:font-name="Times New Roman" fo:font-size="12pt" officeooo:rsid="001fc028" style:font-size-asian="12pt"/>
    </style:style>
    <style:style style:name="T43" style:family="text">
      <style:text-properties fo:color="#000000" style:font-name="Times New Roman" fo:font-size="12pt" officeooo:rsid="001a68f1" style:font-size-asian="12pt"/>
    </style:style>
    <style:style style:name="T44" style:family="text">
      <style:text-properties fo:color="#000000" style:font-name="Times New Roman" fo:font-size="12pt" officeooo:rsid="002305e8" style:font-size-asian="12pt"/>
    </style:style>
    <style:style style:name="T45" style:family="text">
      <style:text-properties fo:color="#000000" style:font-name="Times New Roman" fo:font-size="12pt" officeooo:rsid="001c1e30" style:font-size-asian="12pt"/>
    </style:style>
    <style:style style:name="T46" style:family="text">
      <style:text-properties fo:color="#000000" style:font-name="Times New Roman" fo:font-size="12pt" fo:letter-spacing="normal" fo:font-style="normal" fo:font-weight="normal" style:font-style-asian="normal" style:font-style-complex="normal"/>
    </style:style>
    <style:style style:name="T47" style:family="text">
      <style:text-properties fo:color="#000000" style:font-name="Times New Roman" fo:font-size="12pt" fo:font-style="normal" fo:font-weight="normal" style:font-size-asian="12pt" style:font-style-asian="normal" style:font-weight-asian="normal" style:font-size-complex="12pt" style:font-weight-complex="normal"/>
    </style:style>
    <style:style style:name="T48" style:family="text">
      <style:text-properties fo:color="#000000" style:font-name="Times New Roman" fo:font-size="12pt" fo:font-style="normal" fo:font-weight="normal" officeooo:rsid="001621a9" style:font-size-asian="12pt" style:font-style-asian="normal" style:font-weight-asian="normal" style:font-size-complex="12pt" style:font-weight-complex="normal"/>
    </style:style>
    <style:style style:name="T49" style:family="text">
      <style:text-properties fo:color="#000000" style:font-name="Times New Roman" fo:font-size="12pt" fo:font-style="normal" fo:font-weight="normal" officeooo:rsid="001c1e30" style:font-size-asian="12pt" style:font-style-asian="normal" style:font-weight-asian="normal" style:font-size-complex="12pt" style:font-weight-complex="normal"/>
    </style:style>
    <style:style style:name="T50" style:family="text">
      <style:text-properties fo:color="#000000" officeooo:rsid="00174c36"/>
    </style:style>
    <style:style style:name="T51" style:family="text">
      <style:text-properties fo:color="#000000" officeooo:rsid="001e6fcf"/>
    </style:style>
    <style:style style:name="T52" style:family="text">
      <style:text-properties fo:color="#000000" style:text-position="super 58%" officeooo:rsid="000d9ecb"/>
    </style:style>
    <style:style style:name="T53" style:family="text">
      <style:text-properties fo:color="#000000" style:text-position="0% 100%" officeooo:rsid="000d9ecb"/>
    </style:style>
    <style:style style:name="T54" style:family="text">
      <style:text-properties fo:color="#000000" style:text-position="0% 100%" officeooo:rsid="001e6fcf"/>
    </style:style>
    <style:style style:name="T55" style:family="text">
      <style:text-properties fo:color="#000000" officeooo:rsid="00136def"/>
    </style:style>
    <style:style style:name="T56" style:family="text">
      <style:text-properties fo:color="#000000" officeooo:rsid="000e525b"/>
    </style:style>
    <style:style style:name="T57" style:family="text">
      <style:text-properties fo:color="#000000" officeooo:rsid="001eb014"/>
    </style:style>
    <style:style style:name="T58" style:family="text">
      <style:text-properties fo:color="#000000" officeooo:rsid="001fc028"/>
    </style:style>
    <style:style style:name="T59" style:family="text">
      <style:text-properties fo:color="#000000" officeooo:rsid="0018e55e"/>
    </style:style>
    <style:style style:name="T60" style:family="text">
      <style:text-properties fo:color="#000000" officeooo:rsid="0011bb9f"/>
    </style:style>
    <style:style style:name="T61" style:family="text">
      <style:text-properties fo:color="#000000" officeooo:rsid="00125ef6"/>
    </style:style>
    <style:style style:name="T62" style:family="text">
      <style:text-properties fo:color="#000000" officeooo:rsid="002141ab"/>
    </style:style>
    <style:style style:name="T63" style:family="text">
      <style:text-properties fo:color="#000000" style:text-line-through-style="solid" style:text-line-through-type="single" style:text-underline-style="none" officeooo:rsid="000e525b"/>
    </style:style>
    <style:style style:name="T64" style:family="text">
      <style:text-properties fo:color="#000000" officeooo:rsid="0015520a"/>
    </style:style>
    <style:style style:name="T65" style:family="text">
      <style:text-properties fo:color="#000000" officeooo:rsid="001621a9"/>
    </style:style>
    <style:style style:name="T66" style:family="text">
      <style:text-properties fo:color="#000000" officeooo:rsid="002305e8"/>
    </style:style>
    <style:style style:name="T67" style:family="text">
      <style:text-properties fo:color="#000000" officeooo:rsid="001c1e30"/>
    </style:style>
    <style:style style:name="T68" style:family="text">
      <style:text-properties fo:color="#000000" officeooo:rsid="00245f53"/>
    </style:style>
    <style:style style:name="T69" style:family="text">
      <style:text-properties fo:color="#c9211e"/>
    </style:style>
    <style:style style:name="T70" style:family="text">
      <style:text-properties fo:color="#c9211e" officeooo:rsid="0011bb9f"/>
    </style:style>
    <style:style style:name="T71" style:family="text">
      <style:text-properties fo:color="#c9211e" officeooo:rsid="00125ef6"/>
    </style:style>
    <style:style style:name="T72" style:family="text">
      <style:text-properties fo:color="#c9211e" officeooo:rsid="00136def"/>
    </style:style>
    <style:style style:name="T73" style:family="text">
      <style:text-properties fo:color="#c9211e" fo:font-size="12pt" fo:font-style="normal" fo:font-weight="normal" style:font-size-asian="12pt" style:font-style-asian="normal" style:font-weight-asian="normal" style:font-size-complex="12pt"/>
    </style:style>
    <style:style style:name="T74" style:family="text">
      <style:text-properties fo:color="#c9211e" fo:font-size="12pt" fo:font-style="normal" fo:font-weight="normal" officeooo:rsid="00136def" style:font-size-asian="12pt" style:font-style-asian="normal" style:font-weight-asian="normal" style:font-size-complex="12pt"/>
    </style:style>
    <style:style style:name="T75" style:family="text">
      <style:text-properties fo:color="#c9211e" fo:font-size="12pt" fo:font-style="normal" fo:font-weight="normal" officeooo:rsid="0015520a" style:font-size-asian="12pt" style:font-style-asian="normal" style:font-weight-asian="normal" style:font-size-complex="12pt"/>
    </style:style>
    <style:style style:name="T76" style:family="text">
      <style:text-properties fo:color="#c9211e" fo:font-size="12pt" fo:font-style="normal" fo:font-weight="normal" style:font-size-asian="12pt" style:font-style-asian="normal" style:font-weight-asian="normal" style:font-size-complex="12pt" style:font-weight-complex="normal"/>
    </style:style>
    <style:style style:name="T77" style:family="text">
      <style:text-properties fo:color="#c9211e" fo:font-size="12pt" fo:font-style="normal" fo:font-weight="normal" officeooo:rsid="001621a9" style:font-size-asian="12pt" style:font-style-asian="normal" style:font-weight-asian="normal" style:font-size-complex="12pt" style:font-weight-complex="normal"/>
    </style:style>
    <style:style style:name="T78" style:family="text">
      <style:text-properties fo:color="#c9211e" fo:font-size="12pt" fo:font-style="normal" fo:font-weight="normal" officeooo:rsid="001c1e30" style:font-size-asian="12pt" style:font-style-asian="normal" style:font-weight-asian="normal" style:font-size-complex="12pt" style:font-weight-complex="normal"/>
    </style:style>
    <style:style style:name="T79" style:family="text">
      <style:text-properties fo:color="#c9211e" fo:font-size="12pt" fo:font-style="normal" fo:font-weight="normal" officeooo:rsid="002305e8" style:font-size-asian="12pt" style:font-style-asian="normal" style:font-weight-asian="normal" style:font-size-complex="12pt" style:font-weight-complex="normal"/>
    </style:style>
    <style:style style:name="T80" style:family="text">
      <style:text-properties fo:color="#c9211e" fo:font-size="12pt" fo:font-style="normal" fo:font-weight="normal" officeooo:rsid="001e6fcf" style:font-size-asian="12pt" style:font-style-asian="normal" style:font-weight-asian="normal" style:font-size-complex="12pt"/>
    </style:style>
    <style:style style:name="T81" style:family="text">
      <style:text-properties fo:color="#c9211e" officeooo:rsid="0015520a"/>
    </style:style>
    <style:style style:name="T82" style:family="text">
      <style:text-properties fo:color="#c9211e" officeooo:rsid="001621a9"/>
    </style:style>
    <style:style style:name="T83" style:family="text">
      <style:text-properties fo:color="#c9211e" style:font-name="Times New Roman" fo:font-size="12pt" fo:font-style="normal" fo:font-weight="normal" style:font-size-asian="12pt" style:font-style-asian="normal" style:font-weight-asian="normal" style:font-size-complex="12pt" style:font-weight-complex="normal"/>
    </style:style>
    <style:style style:name="T84" style:family="text">
      <style:text-properties fo:color="#c9211e" style:font-name="Times New Roman" fo:font-size="12pt" fo:font-style="normal" fo:font-weight="normal" officeooo:rsid="001621a9" style:font-size-asian="12pt" style:font-style-asian="normal" style:font-weight-asian="normal" style:font-size-complex="12pt" style:font-weight-complex="normal"/>
    </style:style>
    <style:style style:name="T85" style:family="text">
      <style:text-properties fo:color="#c9211e" style:font-name="Times New Roman" fo:font-size="12pt" fo:font-style="normal" fo:font-weight="normal" officeooo:rsid="001c1e30" style:font-size-asian="12pt" style:font-style-asian="normal" style:font-weight-asian="normal" style:font-size-complex="12pt" style:font-weight-complex="normal"/>
    </style:style>
    <style:style style:name="T86" style:family="text">
      <style:text-properties fo:color="#c9211e" style:font-name="Times New Roman" fo:font-size="12pt" fo:font-weight="normal" style:font-size-asian="12pt" style:font-weight-asian="normal" style:font-size-complex="12pt" style:font-weight-complex="normal"/>
    </style:style>
    <style:style style:name="T87" style:family="text">
      <style:text-properties fo:color="#c9211e" style:font-name="Times New Roman" fo:font-size="12pt" fo:font-weight="normal" officeooo:rsid="001c1e30" style:font-size-asian="12pt" style:font-weight-asian="normal" style:font-size-complex="12pt" style:font-weight-complex="normal"/>
    </style:style>
    <style:style style:name="T88" style:family="text">
      <style:text-properties fo:color="#c9211e" style:font-name="Times New Roman" fo:font-size="12pt" fo:font-weight="normal" officeooo:rsid="002305e8" style:font-size-asian="12pt" style:font-weight-asian="normal" style:font-size-complex="12pt" style:font-weight-complex="normal"/>
    </style:style>
    <style:style style:name="T89" style:family="text">
      <style:text-properties fo:color="#c9211e" style:font-name="Times New Roman" fo:font-size="12pt" officeooo:rsid="00187edd" style:font-size-asian="12pt"/>
    </style:style>
    <style:style style:name="T90" style:family="text">
      <style:text-properties fo:color="#c9211e" style:font-name="Times New Roman" fo:font-size="12pt" officeooo:rsid="001a68f1" style:font-size-asian="12pt"/>
    </style:style>
    <style:style style:name="T91" style:family="text">
      <style:text-properties fo:color="#c9211e" style:font-name="Times New Roman" fo:font-size="12pt" officeooo:rsid="001c1e30" style:font-size-asian="12pt"/>
    </style:style>
    <style:style style:name="T92" style:family="text">
      <style:text-properties fo:color="#c9211e" style:font-name="Times New Roman" fo:font-size="12pt" officeooo:rsid="002305e8" style:font-size-asian="12pt"/>
    </style:style>
    <style:style style:name="T93" style:family="text">
      <style:text-properties fo:color="#c9211e" style:font-name="Times New Roman" fo:font-size="12pt" officeooo:rsid="0018e55e" style:font-size-asian="12pt"/>
    </style:style>
    <style:style style:name="T94" style:family="text">
      <style:text-properties fo:color="#c9211e" style:font-name="Times New Roman" fo:font-size="12pt" fo:letter-spacing="normal" fo:font-style="normal" fo:font-weight="normal" style:font-style-asian="normal" style:font-style-complex="normal"/>
    </style:style>
    <style:style style:name="T95" style:family="text">
      <style:text-properties fo:color="#c9211e" officeooo:rsid="00174c36"/>
    </style:style>
    <style:style style:name="T96" style:family="text">
      <style:text-properties fo:color="#c9211e" officeooo:rsid="00187edd"/>
    </style:style>
    <style:style style:name="T97" style:family="text">
      <style:text-properties fo:color="#c9211e" officeooo:rsid="0018e55e"/>
    </style:style>
    <style:style style:name="T98" style:family="text">
      <style:text-properties fo:color="#c9211e" officeooo:rsid="001a68f1"/>
    </style:style>
    <style:style style:name="T99" style:family="text">
      <style:text-properties fo:color="#c9211e" officeooo:rsid="002141ab"/>
    </style:style>
    <style:style style:name="T100" style:family="text">
      <style:text-properties fo:color="#c9211e" officeooo:rsid="002305e8"/>
    </style:style>
    <style:style style:name="T101" style:family="text">
      <style:text-properties fo:color="#c9211e" officeooo:rsid="00245f53"/>
    </style:style>
    <style:style style:name="T102" style:family="text">
      <style:text-properties fo:font-size="12pt" fo:font-style="normal" fo:font-weight="normal" style:font-size-asian="12pt" style:font-style-asian="normal" style:font-weight-asian="normal" style:font-size-complex="12pt"/>
    </style:style>
    <style:style style:name="T103" style:family="text">
      <style:text-properties fo:font-size="12pt" fo:font-style="normal" fo:font-weight="normal" officeooo:rsid="00136def" style:font-size-asian="12pt" style:font-style-asian="normal" style:font-weight-asian="normal" style:font-size-complex="12pt"/>
    </style:style>
    <style:style style:name="T104" style:family="text">
      <style:text-properties fo:font-size="12pt" fo:font-style="normal" fo:font-weight="normal" officeooo:rsid="001e6fcf" style:font-size-asian="12pt" style:font-style-asian="normal" style:font-weight-asian="normal" style:font-size-complex="12pt"/>
    </style:style>
    <style:style style:name="T105" style:family="text">
      <style:text-properties fo:font-size="12pt" fo:font-style="normal" fo:font-weight="normal" style:font-size-asian="12pt" style:font-style-asian="normal" style:font-weight-asian="normal" style:font-size-complex="12pt" style:font-weight-complex="normal"/>
    </style:style>
    <style:style style:name="T106" style:family="text">
      <style:text-properties fo:font-size="12pt" fo:font-style="normal" fo:font-weight="normal" officeooo:rsid="001621a9" style:font-size-asian="12pt" style:font-style-asian="normal" style:font-weight-asian="normal" style:font-size-complex="12pt" style:font-weight-complex="normal"/>
    </style:style>
    <style:style style:name="T107" style:family="text">
      <style:text-properties fo:font-size="12pt" fo:font-style="normal" fo:font-weight="normal" officeooo:rsid="001c1e30" style:font-size-asian="12pt" style:font-style-asian="normal" style:font-weight-asian="normal" style:font-size-complex="12pt" style:font-weight-complex="normal"/>
    </style:style>
    <style:style style:name="T108" style:family="text">
      <style:text-properties fo:font-size="12pt" fo:font-style="normal" fo:font-weight="normal" officeooo:rsid="002305e8" style:font-size-asian="12pt" style:font-style-asian="normal" style:font-weight-asian="normal" style:font-size-complex="12pt" style:font-weight-complex="normal"/>
    </style:style>
    <style:style style:name="T109" style:family="text">
      <style:text-properties fo:font-size="12pt" fo:font-style="normal" fo:font-weight="normal" officeooo:rsid="0015520a" style:font-size-asian="12pt" style:font-style-asian="normal" style:font-weight-asian="normal" style:font-size-complex="12pt"/>
    </style:style>
    <style:style style:name="T110" style:family="text">
      <style:text-properties officeooo:rsid="0015520a"/>
    </style:style>
    <style:style style:name="T111" style:family="text">
      <style:text-properties style:font-name="Times New Roman" fo:font-size="12pt" officeooo:rsid="001eb014" style:font-size-asian="12pt"/>
    </style:style>
    <style:style style:name="T112" style:family="text">
      <style:text-properties style:font-name="Times New Roman" fo:font-size="12pt" officeooo:rsid="001fc028" style:font-size-asian="12pt"/>
    </style:style>
    <style:style style:name="T113" style:family="text">
      <style:text-properties style:font-name="Times New Roman" fo:font-size="12pt" officeooo:rsid="002305e8" style:font-size-asian="12pt"/>
    </style:style>
    <style:style style:name="T114" style:family="text">
      <style:text-properties style:font-name="Times New Roman" fo:font-size="12pt" officeooo:rsid="00245f53" style:font-size-asian="12pt"/>
    </style:style>
    <style:style style:name="T115" style:family="text">
      <style:text-properties style:font-name="Times New Roman" fo:font-size="12pt" officeooo:rsid="00174c36" style:font-size-asian="12pt"/>
    </style:style>
    <style:style style:name="T116" style:family="text">
      <style:text-properties style:font-name="Times New Roman" fo:font-size="12pt" officeooo:rsid="001a68f1" style:font-size-asian="12pt"/>
    </style:style>
    <style:style style:name="T117" style:family="text">
      <style:text-properties style:font-name="Times New Roman" fo:font-size="12pt" officeooo:rsid="001c1e30" style:font-size-asian="12pt"/>
    </style:style>
    <style:style style:name="T118" style:family="text">
      <style:text-properties style:font-name="Times New Roman" fo:font-size="12pt" officeooo:rsid="00187edd" style:font-size-asian="12pt"/>
    </style:style>
    <style:style style:name="T119" style:family="text">
      <style:text-properties style:font-name="Times New Roman" fo:font-size="12pt" officeooo:rsid="0018e55e" style:font-size-asian="12pt"/>
    </style:style>
    <style:style style:name="T120" style:family="text">
      <style:text-properties style:font-name="Times New Roman" fo:font-size="12pt" fo:letter-spacing="normal" fo:font-style="normal" fo:font-weight="normal" style:font-style-asian="normal" style:font-style-complex="normal"/>
    </style:style>
    <style:style style:name="T121" style:family="text">
      <style:text-properties style:font-name="Times New Roman" fo:font-size="12pt" fo:font-weight="normal" style:font-size-asian="12pt" style:font-weight-asian="normal" style:font-size-complex="12pt" style:font-weight-complex="normal"/>
    </style:style>
    <style:style style:name="T122" style:family="text">
      <style:text-properties style:font-name="Times New Roman" fo:font-size="12pt" fo:font-weight="normal" officeooo:rsid="001c1e30" style:font-size-asian="12pt" style:font-weight-asian="normal" style:font-size-complex="12pt" style:font-weight-complex="normal"/>
    </style:style>
    <style:style style:name="T123" style:family="text">
      <style:text-properties style:font-name="Times New Roman" fo:font-size="12pt" fo:font-weight="normal" officeooo:rsid="002305e8" style:font-size-asian="12pt" style:font-weight-asian="normal" style:font-size-complex="12pt" style:font-weight-complex="normal"/>
    </style:style>
    <style:style style:name="T124" style:family="text">
      <style:text-properties style:font-name="Times New Roman" fo:font-size="12pt" fo:font-style="normal" fo:font-weight="normal" style:font-size-asian="12pt" style:font-style-asian="normal" style:font-weight-asian="normal" style:font-size-complex="12pt" style:font-weight-complex="normal"/>
    </style:style>
    <style:style style:name="T125" style:family="text">
      <style:text-properties style:font-name="Times New Roman" fo:font-size="12pt" fo:font-style="normal" fo:font-weight="normal" officeooo:rsid="001621a9" style:font-size-asian="12pt" style:font-style-asian="normal" style:font-weight-asian="normal" style:font-size-complex="12pt" style:font-weight-complex="normal"/>
    </style:style>
    <style:style style:name="T126" style:family="text">
      <style:text-properties style:font-name="Times New Roman" fo:font-size="12pt" fo:font-style="normal" fo:font-weight="normal" officeooo:rsid="001c1e30" style:font-size-asian="12pt" style:font-style-asian="normal" style:font-weight-asian="normal" style:font-size-complex="12pt" style:font-weight-complex="normal"/>
    </style:style>
    <style:style style:name="T127" style:family="text">
      <style:text-properties fo:font-variant="normal" fo:text-transform="none" fo:color="#c9211e" style:font-name="Times New Roman" fo:font-size="12pt" fo:letter-spacing="normal" fo:font-style="normal" fo:font-weight="normal" officeooo:rsid="001621a9" style:font-size-asian="12pt" style:font-style-asian="normal" style:font-weight-asian="normal" style:font-size-complex="12pt" style:font-weight-complex="normal"/>
    </style:style>
    <style:style style:name="T128" style:family="text">
      <style:text-properties fo:font-variant="normal" fo:text-transform="none" fo:color="#c9211e" style:font-name="Times New Roman" fo:font-size="12pt" fo:letter-spacing="normal" fo:font-style="normal" fo:font-weight="normal" style:font-size-asian="12pt" style:font-weight-asian="normal" style:font-size-complex="12pt" style:font-weight-complex="normal"/>
    </style:style>
    <style:style style:name="T129" style:family="text">
      <style:text-properties fo:font-variant="normal" fo:text-transform="none" fo:color="#c9211e" style:font-name="Times New Roman" fo:font-size="12pt" fo:letter-spacing="normal" fo:font-style="normal" fo:font-weight="normal" officeooo:rsid="001c1e30" style:font-size-asian="12pt" style:font-weight-asian="normal" style:font-size-complex="12pt" style:font-weight-complex="normal"/>
    </style:style>
    <style:style style:name="T130"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31" style:family="text">
      <style:text-properties fo:font-variant="normal" fo:text-transform="none" style:font-name="Times New Roman" fo:font-size="12pt" fo:letter-spacing="normal" fo:font-style="normal" fo:font-weight="normal" officeooo:rsid="001c1e30" style:font-size-asian="12pt" style:font-weight-asian="normal" style:font-size-complex="12pt" style:font-weight-complex="normal"/>
    </style:style>
    <style:style style:name="T132" style:family="text">
      <style:text-properties fo:font-variant="normal" fo:text-transform="none" style:font-name="Times New Roman" fo:font-size="12pt" fo:letter-spacing="normal" fo:font-style="normal" fo:font-weight="normal" officeooo:rsid="001621a9" style:font-size-asian="12pt" style:font-style-asian="normal" style:font-weight-asian="normal" style:font-size-complex="12pt" style:font-weight-complex="normal"/>
    </style:style>
    <style:style style:name="T13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4" style:family="text">
      <style:text-properties fo:font-variant="normal" fo:text-transform="none" fo:color="#000000" style:font-name="Times New Roman" fo:font-size="12pt" fo:letter-spacing="normal" fo:font-style="normal" fo:font-weight="normal" officeooo:rsid="001c1e30" style:font-size-asian="12pt" style:font-weight-asian="normal" style:font-size-complex="12pt" style:font-weight-complex="normal"/>
    </style:style>
    <style:style style:name="T135" style:family="text">
      <style:text-properties fo:font-variant="normal" fo:text-transform="none" fo:color="#000000" style:font-name="Times New Roman" fo:font-size="12pt" fo:letter-spacing="normal" fo:font-style="normal" fo:font-weight="normal" officeooo:rsid="001621a9" style:font-size-asian="12pt" style:font-style-asian="normal" style:font-weight-asian="normal" style:font-size-complex="12pt" style:font-weight-complex="normal"/>
    </style:style>
    <style:style style:name="T136" style:family="text">
      <style:text-properties officeooo:rsid="00174c36"/>
    </style:style>
    <style:style style:name="T137" style:family="text">
      <style:text-properties officeooo:rsid="00187edd"/>
    </style:style>
    <style:style style:name="T138" style:family="text">
      <style:text-properties officeooo:rsid="0018e55e"/>
    </style:style>
    <style:style style:name="T139" style:family="text">
      <style:text-properties officeooo:rsid="001c1e30"/>
    </style:style>
    <style:style style:name="T140" style:family="text">
      <style:text-properties officeooo:rsid="001e6fcf"/>
    </style:style>
    <style:style style:name="T141" style:family="text">
      <style:text-properties officeooo:rsid="001eb014"/>
    </style:style>
    <style:style style:name="T142" style:family="text">
      <style:text-properties officeooo:rsid="001fc028"/>
    </style:style>
    <style:style style:name="T143" style:family="text">
      <style:text-properties officeooo:rsid="002141ab"/>
    </style:style>
    <style:style style:name="T144" style:family="text">
      <style:text-properties officeooo:rsid="002305e8"/>
    </style:style>
    <style:style style:name="T145" style:family="text">
      <style:text-properties officeooo:rsid="00245f53"/>
    </style:style>
    <style:style style:name="T146" style:family="text">
      <style:text-properties officeooo:rsid="00249981"/>
    </style:style>
    <style:style style:name="T147" style:family="text">
      <style:text-properties officeooo:rsid="000d9ecb"/>
    </style:style>
    <style:style style:name="T148" style:family="text">
      <style:text-properties style:text-position="0% 100%" officeooo:rsid="000d9ecb"/>
    </style:style>
    <style:style style:name="T149" style:family="text">
      <style:text-properties style:text-position="0% 100%" officeooo:rsid="001e6fcf"/>
    </style:style>
    <style:style style:name="T150" style:family="text">
      <style:text-properties officeooo:rsid="00136def"/>
    </style:style>
    <style:style style:name="T151" style:family="text">
      <style:text-properties officeooo:rsid="000e525b"/>
    </style:style>
    <style:style style:name="T152" style:family="text">
      <style:text-properties officeooo:rsid="0011bb9f"/>
    </style:style>
    <style:style style:name="T153" style:family="text">
      <style:text-properties officeooo:rsid="00125ef6"/>
    </style:style>
    <style:style style:name="T154" style:family="text">
      <style:text-properties officeooo:rsid="001a68f1"/>
    </style:style>
    <style:style style:name="T155" style:family="text">
      <style:text-properties style:text-line-through-style="solid" style:text-line-through-type="single" style:text-underline-style="none" officeooo:rsid="000e525b"/>
    </style:style>
    <style:style style:name="T156" style:family="text">
      <style:text-properties officeooo:rsid="001621a9"/>
    </style:style>
    <style:style style:name="T157" style:family="text">
      <style:text-properties style:text-line-through-style="none" style:text-line-through-type="none"/>
    </style:style>
    <style:style style:name="T158" style:family="text">
      <style:text-properties style:text-line-through-style="none" style:text-line-through-type="none" officeooo:rsid="000e525b"/>
    </style:style>
    <style:style style:name="T159" style:family="text">
      <style:text-properties style:text-line-through-style="none" style:text-line-through-type="none" officeooo:rsid="00187edd"/>
    </style:style>
    <style:style style:name="T160" style:family="text">
      <style:text-properties officeooo:rsid="00101039"/>
    </style:style>
    <style:style style:name="gr1" style:family="graphic" style:parent-style-name="Frame">
      <style:graphic-properties draw:stroke="solid" svg:stroke-width="0.009cm" svg:stroke-color="#808080" draw:stroke-linejoin="round" draw:fill="solid" draw:fill-color="#ffffff" draw:textarea-vertical-align="top" draw:auto-grow-height="false" fo:min-height="0.344cm" fo:min-width="0.751cm" fo:padding-top="0.127cm" fo:padding-bottom="0.127cm" fo:padding-left="0.254cm" fo:padding-right="0.254cm" fo:wrap-option="wrap" fo:margin-left="0.318cm" fo:margin-right="0.385cm" fo:margin-top="0cm" fo:margin-bottom="0.041cm" style:run-through="background" style:wrap="run-through" style:number-wrapped-paragraphs="no-limit" style:vertical-pos="from-top" style:vertical-rel="paragraph" style:horizontal-pos="from-left" style:horizontal-rel="page-end-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1">Depuis le début du 20</text:span><text:span text:style-name="T52">e</text:span><text:span text:style-name="T53"> </text:span><text:span text:style-name="T54">siècle</text:span><text:span text:style-name="T27">, l’Arctique a été la source de rivalités, de contrôle</text:span><text:span text:style-name="T28">s</text:span><text:span text:style-name="T27">, de commerce</text:span><text:span text:style-name="T28">s</text:span><text:span text:style-name="T27">, de recherches etc… Nombreux sont </text:span><text:span text:style-name="T28">les </text:span><text:span text:style-name="T27">pays qui convoitent les passages déjà existants. </text:span><text:span text:style-name="T55">Pour le situer,</text:span><text:span text:style-name="T27"> </text:span><text:span text:style-name="T55">l</text:span><text:span text:style-name="Book_20_Title"><text:span text:style-name="T29">’Arctique représente un espace de 21 millions de km² </text:span></text:span><text:span text:style-name="Book_20_Title"><text:span text:style-name="T30">comprenant plus</text:span></text:span><text:span text:style-name="Book_20_Title"><text:span text:style-name="T31">ieurs</text:span></text:span><text:span text:style-name="Book_20_Title"><text:span text:style-name="T30"> mers qui s’articule autour de l’Océan Arctique. <text:s/>Cette zone est habité par environ 1 million d’habitant</text:span></text:span><text:span text:style-name="Book_20_Title"><text:span text:style-name="T31">s</text:span></text:span><text:span text:style-name="Book_20_Title"><text:span text:style-name="T30"> comptant plusieurs peuples autochtones.</text:span></text:span><text:span text:style-name="Book_20_Title"><text:span text:style-name="T29"> </text:span></text:span><text:span text:style-name="T27">Récemment, un pays en particulier a commencé à s’y intéresser </text:span><text:span text:style-name="T28">de près :</text:span><text:span text:style-name="T27"> la Chine. Cette dernière aimerais créer une nouvelle route de la soie </text:span><text:span text:style-name="T56">qui traverse l’Océan Arctique et veut</text:span><text:span text:style-name="T27"> s’</text:span><text:span text:style-name="T51">imposer comme une nouvelle puissance dans l’Arctique</text:span><text:span text:style-name="T27">. </text:span><text:span text:style-name="T57">A travers cette analyse nous nous baserons sur le document écrit par Frédéric Lemaitre et Olivier Truc qui sont deux journaliste. Le document est un article publié le 3 janvier 2020 par le journal Le Monde et est intitulé « Prospection minière et gazière, nouvelle voie de navigation : l’Arctique une ambition chinoise. » Cet article se concentre sur la nouvelle menace pesante de la Chine en Arctique.</text:span><text:span text:style-name="T40"> On se</text:span><text:span text:style-name="T27"> demander</text:span><text:span text:style-name="T57">a</text:span><text:span text:style-name="T27"> </text:span><text:span text:style-name="T57">donc dans cette analyse, </text:span><text:span text:style-name="T27">comment le contrôle de l’Arctique est </text:span><text:span text:style-name="T28">à </text:span><text:span text:style-name="T27">l’origine de rivalités </text:span><text:span text:style-name="T28">entre pays </text:span><text:span text:style-name="T27">et </text:span><text:span text:style-name="T28">un jeu entre</text:span><text:span text:style-name="T27"> acteurs ? D’abord nous analyserons les rivalités </text:span><text:span text:style-name="T51">entre les puissances présentes dans la zone</text:span><text:span text:style-name="T27">. Puis, nous verrons un jeu d’acteur</text:span><text:span text:style-name="T28">s</text:span><text:span text:style-name="T27"> à plusieurs composantes.</text:span></text:p>
      <text:p text:style-name="P12"/>
      <text:p text:style-name="P8"><text:span text:style-name="T41"><text:tab/>Nous verrons dans un premier temps que</text:span><text:span text:style-name="T28"> l</text:span><text:span text:style-name="T27">es rivalités pour l’arctique sont multiples. </text:span><text:span text:style-name="T50">D’abord d</text:span><text:span text:style-name="T27">’un coté se trouve la Chine, de l’autre les autres pays </text:span><text:span text:style-name="T58">suivants</text:span><text:span text:style-name="T27"> : les Etats-Unis, le Canada, </text:span><text:span text:style-name="T58">le Danemark, la Suède, la Norvège, l’Islande et la Russie.</text:span><text:span text:style-name="T27"> </text:span><text:span text:style-name="T58">Les 6 premiers</text:span><text:span text:style-name="T27"> sont membre de l’OTAN (Organisation du Traité de l'Atlantique Nord) </text:span><text:span text:style-name="T42">alors que</text:span><text:span text:style-name="T58"> la Russie </text:span><text:span text:style-name="T42">et</text:span><text:span text:style-name="T58"> la Chine n’en font pas partie</text:span><text:span text:style-name="T27">. </text:span><text:span text:style-name="T59">Toutefois, l</text:span><text:span text:style-name="T27">’arctique est </text:span><text:span text:style-name="T28">une zone </text:span><text:span text:style-name="T27">prometteu</text:span><text:span text:style-name="T28">se</text:span><text:span text:style-name="T27"> pour la </text:span><text:span text:style-name="T28">C</text:span><text:span text:style-name="T27">hine, cette dernière lui a même consacré en 2018 un « livre blanc ». Ce dernier vise à exposer les divers projets que la Chine prévoit d’instaurer </text:span><text:span text:style-name="T60">mais aussi les différents objectifs du pays</text:span><text:span text:style-name="T27"> en Arctique. Par exemple, elle prévoie de construire une nouvelle route de la soie passant par l’Arctique </text:span><text:span text:style-name="T60">avec son investissement financier dans l’entreprise d’état </text:span><text:span text:style-name="Emphasis"><text:span text:style-name="T46">China Silk Road Fund</text:span></text:span><text:span text:style-name="T27"> </text:span><text:span text:style-name="T61">qui a pour but de développer différentes infrastructures notamment portuaire pour développer cette nouvelle route commerciale</text:span><text:span text:style-name="T27">. Mais ses rivaux </text:span><text:span text:style-name="T59">membre du conseil de l’Arctique</text:span><text:span text:style-name="T27">, eux, n’ont aucune envie de voir « débarquer » le monstre chinois sur leur banquise. </text:span><text:span text:style-name="T59">En effet, la Chine n’est pas la seule puissance qui compte jouir des différents intérêts que présente l’Arctique. Nous pouvons noter par exemple que en août 2020, Donald Trump à </text:span><text:span text:style-name="T43">proposé</text:span><text:span text:style-name="T59"> au Danemark de racheter le Groenland. Ceci, montre l’intérêt des États-Unis dans la zone mais aussi la peur que constitue la Chine.</text:span><text:span text:style-name="T27"> </text:span><text:span text:style-name="T62">De plus</text:span><text:span text:style-name="T27">, </text:span><text:span text:style-name="T62">la Chine est en aucun cas vu comme un pays qui a sa légitimité en Arctique car elle n’a pas de territoires directement sur la calotte glacière. Ainsi, elle </text:span><text:span text:style-name="T27">n’a donc pas « le droit d’accès »</text:span><text:span text:style-name="T56"> du fait de ne pas être présente dans la zone</text:span><text:span text:style-name="T27">, </text:span><text:span text:style-name="T62">cependant elle </text:span><text:span text:style-name="T27">décide de se dire « pays du proche Arctique » </text:span><text:span text:style-name="T62">pour tenter d’affirmer sa légitimité</text:span><text:span text:style-name="T27">, ce qui a du mal à convaincre ses concurrents et opposants. </text:span></text:p>
      <text:p text:style-name="P13"/>
      <text:p text:style-name="P10">Néanmoins, cette tension entre les <text:span text:style-name="T151">acteurs</text:span> n’empêche pas la Chine de « grappiller » des portions de l’Arctique par le biais de certains pays comme le Groenland.</text:p>
      <text:p text:style-name="P13"/>
      <text:p text:style-name="P2"><text:span text:style-name="T27">L’Arctique est victime d’un jeu</text:span><text:span text:style-name="T63">x</text:span><text:span text:style-name="T27"> d’acteur</text:span><text:span text:style-name="T56">s</text:span><text:span text:style-name="T27"> battis sur plusieurs composantes. </text:span><text:span text:style-name="T50">Tout d’abord nous verrons comment le changement</text:span><text:span text:style-name="T27"> climatique </text:span><text:span text:style-name="T50">dans cette région polaire affecte les intérêts économiques et politiques des différents pays</text:span><text:span text:style-name="T27">. Avec l’avènement de la fonte de la </text:span><text:soft-page-break/><text:span text:style-name="T27">banquise la «valeur de l’Arctique n’a cessé d’augmenter dans les domaines stratégique, économique, scientifique et écologique ainsi que pour ses voies de navigation » c’est-à-dire, la réduction de la taille de la banquise, annonce la couleur de nombreuses ressources, comme les hydrocarbures (pétrole, gaz), les Terres rares </text:span><text:span text:style-name="T64">(des métaux rares)</text:span><text:span text:style-name="T27">, l’uranium ou la pêche. Sans oublier la possibilité que certaines voies actuelles deviendrons plus praticable sur de plus longues durées ainsi qu’une apparition potentielle de nouvelles voies maritimes qui serais p</text:span><text:span text:style-name="T37">eut-être plus rapide. </text:span><text:span text:style-name="T38">En effet, d’après </text:span><text:span text:style-name="T134">une estimation d’une agence gouvernementale américaine en recherche géologique datée de 2008 </text:span><text:span text:style-name="T38">l’Arctique recèlerait 22 % des ressources énergétiques non découvertes </text:span><text:span text:style-name="T39">et</text:span><text:span text:style-name="T38"> l’arctique</text:span><text:span text:style-name="T133"> rassemble</text:span><text:span text:style-name="T134">rait</text:span><text:span text:style-name="T133"> à lui seul 13 % des réserves mondiales inexploitées en pétrole et 30 % pour le gaz. </text:span><text:span text:style-name="T134">Avec ces estimations nous pouvons donc constater l’importance croissante de l’Arctique.</text:span><text:span text:style-name="T37"> </text:span><text:span text:style-name="T27"><text:s/></text:span><text:span text:style-name="T65">De plus, avec la fonte des glace cela va crée des</text:span><text:span text:style-name="T27"> </text:span><text:span text:style-name="T65">c</text:span><text:span text:style-name="Book_20_Title"><text:span text:style-name="T32">onditions de vie moins rudes </text:span></text:span><text:span text:style-name="Book_20_Title"><text:span text:style-name="T33">et donc permettre un développement économique plus important, par exemple </text:span></text:span><text:span text:style-name="Book_20_Title"><text:span text:style-name="T34">ces dernières années</text:span></text:span><text:span text:style-name="Book_20_Title"><text:span text:style-name="T33"> </text:span></text:span><text:span text:style-name="Book_20_Title"><text:span text:style-name="T32">les touristes viennent davantage. Plus de monde, </text:span></text:span><text:span text:style-name="Book_20_Title"><text:span text:style-name="T35">donc </text:span></text:span><text:span text:style-name="Book_20_Title"><text:span text:style-name="T32">plus de richesse, ce qui permet le développement d’infrastructures </text:span></text:span><text:span text:style-name="Book_20_Title"><text:span text:style-name="T33">d’</text:span></text:span><text:span text:style-name="Book_20_Title"><text:span text:style-name="T32">urbanisations, services, aménagements </text:span></text:span><text:span text:style-name="Book_20_Title"><text:span text:style-name="T35">et </text:span></text:span><text:span text:style-name="Book_20_Title"><text:span text:style-name="T32">hôtels de luxe..</text:span></text:span><text:span text:style-name="Book_20_Title"><text:span text:style-name="T47"> </text:span></text:span><text:span text:style-name="Book_20_Title"><text:span text:style-name="T48">C’est pour </text:span></text:span><text:span text:style-name="Book_20_Title"><text:span text:style-name="T49">c</text:span></text:span><text:span text:style-name="Book_20_Title"><text:span text:style-name="T135">es intérêts économiques et l’accès aux ressources,</text:span></text:span><text:span text:style-name="Book_20_Title"><text:span text:style-name="T48"> que</text:span></text:span><text:span text:style-name="Book_20_Title"><text:span text:style-name="T49"> nous venons d’évoquer,</text:span></text:span><text:span text:style-name="Book_20_Title"><text:span text:style-name="T48"> les différents acteurs essaient de défendre chacun leurs intérêts. </text:span></text:span></text:p>
      <text:p text:style-name="P2"><text:span text:style-name="T66">L’Arctique </text:span><text:span text:style-name="T44">est donc un</text:span><text:span text:style-name="T66"> enjeux stratégique pour les différents acteurs présent dans la région polaire. Les tensions dans la zone</text:span><text:span text:style-name="T27"> </text:span><text:span text:style-name="T44">sont menés</text:span><text:span text:style-name="T27"> par différents pays, certains sont implantés dans l’arctique depuis plusieurs siècles et parfois possèdent aussi un contrôle sur certaines routes qui passent par cette calotte. </text:span><text:span text:style-name="T67">Les différents acteurs dans la zone </text:span><text:span text:style-name="T45">ce sont organisé</text:span><text:span text:style-name="T44">s</text:span><text:span text:style-name="T45"> à travers</text:span><text:span text:style-name="T59"> le Conseil de l’Arctique crée en 1991, qui est un forum intergouvernementale qui vise à traiter les tensions et problèmes dans la zone Arctique. Nous pouvons noter que les membres de ce conseil sont les 8 pays qui détiennent un territoire dans la zone et que la Chine n’en fait pas partie, ce qui questionne sa légitimité dans la zone. </text:span><text:span text:style-name="T27"><text:s/>Par exemple, le Canada détient la route Nord-Ouest </text:span><text:span text:style-name="Book_20_Title"><text:span text:style-name="T29">par le détroit de Béring </text:span></text:span><text:span text:style-name="T27">tandis que la Russie contrôle la route Nord-Est. La Chine, encore une fois, cherche à avoir sa part dans l’Arctique, par exemple, en jouissant du « droit de passage innocent »</text:span><text:span text:style-name="T56"> c’est à dire de pouvoir passer dans la ZEE d’un pays librement sans exploiter de ressources et seulement à des buts de transports</text:span><text:span text:style-name="T27">, que, par ailleurs, Pékin refuse aux autres pays </text:span><text:span text:style-name="T56">dans</text:span><text:span text:style-name="T27"> la mer de </text:span><text:span text:style-name="T56">C</text:span><text:span text:style-name="T27">hine du </text:span><text:span text:style-name="T68">S</text:span><text:span text:style-name="T27">ud. </text:span><text:span text:style-name="T64">En effet, la route Nord-Est qui relie l’Asie et l’Europe fait</text:span><text:span text:style-name="Book_20_Title"><text:span text:style-name="T36"> 21 000 km par le canal de Suez et seulement 13 500 km par la route du Nord Est. Nous pouvons donc voir que cette nouvelle route est un enjeu de taille car elle réduirait le temps ainsi que les coûts de transport entre les deux continents.</text:span></text:span></text:p>
      <text:p text:style-name="P2"><text:span text:style-name="Book_20_Title"><text:span text:style-name="T36"/></text:span></text:p>
      <text:p text:style-name="P11">Un jeu d’acteurs dont l<text:span text:style-name="T114">a dernière </text:span>composante <text:span text:style-name="T145">dons nous parlerons ici </text:span>est celui du jeux de pouvoir. <text:span text:style-name="T136">Comme nous l’avons expliquer précédemment, avec la fonte de la banquise cela accélère l’accès à l’Arctique et donc crée un engouement plus important de la part des différents acteurs. En effet, </text:span>ces quatre dernières années (2016-2020) la Chine tente de racheter un grand nombre d’infrastructures, de terres, etc… Par exemple, en 2016, le rachat d’une ancienne base Américaine par une « société minière chinoise » a été évité par les Etats-Unis grâce à leurs alliance (Etats-Unis Danemark) en plus d’un accord de défense qui les lient depuis 1951<text:span text:style-name="T151">. Les États-Unis tente donc de protéger l’Arctique de la Chine et donc empêche la Chine de pouvoir s’implanter dans la région</text:span>.<text:span text:style-name="T157"> </text:span><text:span text:style-name="T158">Un autre exemple </text:span><text:span text:style-name="T159">que nous montre le document</text:span><text:span text:style-name="T158">, est celui</text:span> a Kvanefjeld « la société <text:span text:style-name="T2">China </text:span><text:span text:style-name="T4">Nuclear</text:span><text:span text:style-name="T2"> Hua Sheng</text:span> s’est engagée à racheter <text:soft-page-break/>l’intégralité de production des terres rares de ce site Géologique qui en est la deuxième réserve mondiale mais aussi la sixième pour l’uranium. » <text:span text:style-name="T137">Cet exemple, démontre l’intérêt économique grandissante de la Chine qui veut s’accaparer les ressources dans l’Arctique. E</text:span><text:span text:style-name="T118">n plus d’un intérêt économique la Chine compte bien montrer sa présence militaire.</text:span> <text:span text:style-name="T137">D</text:span>’après un rapport annuel de 2019 sur la Chine, le département de défense américaine a consacré une mention spéciale à l’Arctique dans lequel elle note une « présence militaire chinoise renforcée dans l’océan Arctique pouvant inclure le déploiement potentiel de sous-marins dans la région comme élément de dissuasion contre des attaques nucléaires. » Cette dissuasion nucléaire de la part de la Chine renforce la preuve de son envie ardente sur la conquête de l’Arctique. <text:span text:style-name="T138">Nous pouvons donc constater</text:span> <text:span text:style-name="T119">un</text:span><text:span text:style-name="T138"> jeu de pouvoir entre les deux grandes puissances mondiales que sont les États-Unis et la Chine. <text:s/></text:span></text:p>
      <text:p text:style-name="P14"/>
      <text:p text:style-name="P10">Enfin, nous avons appris que l’<text:span text:style-name="T160">A</text:span>rctique est contrôlé par plusieurs pays dont certains membre de l’OTAN, ces derniers n’ont aucune envie que l’armée populaire « débarque » sur l’arctique. <text:span text:style-name="T146">Dans un premier temps nous avons montré que des rivalités existe dans la zone entre les différents pays présents. Puis que des tensions qui découle de la fonte des glaces fait que la Chine s’intéresse de plus en plus à la région polaire. </text:span>On a aussi vu que la Chine menace avec son avancée sur le Groenland, ainsi que sa route de la soie et sa dissuasion nucléaire. On peut se demander comment serait l’Arctique si la Chine réussissait à appliquer toute ses prévision<text:span text:style-name="T160">s</text:span> de son livret blanc. </text:p>
      <text:p text:style-name="P15"/>
      <table:table table:name="Table1" table:style-name="Table1">
        <table:table-column table:style-name="Table1.A"/>
        <table:table-row table:style-name="Table1.1">
          <table:table-cell table:style-name="Table1.A1" office:value-type="string">
            <text:p text:style-name="P6">Titre</text:p>
          </table:table-cell>
        </table:table-row>
        <table:table-row table:style-name="Table1.1">
          <table:table-cell table:style-name="Table1.A1" office:value-type="string">
            <text:p text:style-name="P5">Coopérations, tensions à l’échelle mondiale</text:p>
          </table:table-cell>
        </table:table-row>
        <table:table-row table:style-name="Table1.1">
          <table:table-cell table:style-name="Table1.A1" office:value-type="string">
            <text:p text:style-name="P6">Info</text:p>
          </table:table-cell>
        </table:table-row>
        <table:table-row table:style-name="Table1.1">
          <table:table-cell table:style-name="Table1.A1" office:value-type="string">
            <text:p text:style-name="P5">Chine = intéressée par l’arctique</text:p>
            <text:p text:style-name="P5">2018 = Livre blanc (programme de ses ambitions en arctique)</text:p>
            <text:p text:style-name="P5">réchauffement climatique = « valeur de l’Arctique n’a cessé d’augmenter dans les domaines stratégique, économique, scientifique et écologique ainsi que pour ses voies de navigation »</text:p>
            <text:p text:style-name="P5">Chine = </text:p>
          </table:table-cell>
        </table:table-row>
        <table:table-row table:style-name="Table1.1">
          <table:table-cell table:style-name="Table1.A1" office:value-type="string">
            <text:p text:style-name="P6"><text:span text:style-name="T3">Graphical </text:span>info</text:p>
          </table:table-cell>
        </table:table-row>
        <table:table-row table:style-name="Table1.1">
          <table:table-cell table:style-name="Table1.A1" office:value-type="string">
            <text:p text:style-name="P5">Chine =jouir de l’arctique (« droit de passage innocent »)</text:p>
            <text:p text:style-name="P5"/>
          </table:table-cell>
        </table:table-row>
        <table:table-row table:style-name="Table1.1">
          <table:table-cell table:style-name="Table1.A1" office:value-type="string">
            <text:p text:style-name="P6">Online Info</text:p>
          </table:table-cell>
        </table:table-row>
        <table:table-row table:style-name="Table1.1">
          <table:table-cell table:style-name="Table1.A1" office:value-type="string">
            <text:p text:style-name="P5">Ressources en :</text:p>
            <text:p text:style-name="P3">hydrocarbures (pétrole, gaz)</text:p>
            <text:p text:style-name="P3">pêche</text:p>
            <text:p text:style-name="P3">uranium</text:p>
            <text:p text:style-name="P3">Terres rares</text:p>
            <text:p text:style-name="P3">nb matériaux :</text:p>
            <text:p text:style-name="P4">or</text:p>
            <text:p text:style-name="P4">cuivre</text:p>
            <text:p text:style-name="P4">zinc</text:p>
            <text:p text:style-name="P4">nickel</text:p>
            <text:p text:style-name="P3">Agriculture = réserves de pêche conséquentes</text:p>
            <text:p text:style-name="P5"/>
            <text:p text:style-name="P5">Nouvelles routes</text:p>
            <text:p text:style-name="P5">Grave dangers pour l’environnement</text:p>
            <text:p text:style-name="P5">Arctique = 14 millions de km², 4 millions d’HAB</text:p>
            <text:p text:style-name="P5">Réduction :</text:p>
            <text:p text:style-name="P3">de la banquise</text:p>
            <text:p text:style-name="P3">du permafrost</text:p>
            <text:p text:style-name="P5">Transport plus rapide que par chemins traditionnels = nouvelles routes maritimes</text:p>
            <text:p text:style-name="P5">En l’espace de 5 ans, il y a 90 milliards de dollars d’investissements chinois qui ont été fait en arctique.</text:p>
            <text:p text:style-name="P5">1996 = <text:s/>création d’un conseille de l’arctique</text:p>
            <text:p text:style-name="P5">Arctique = zone ne voie de globalisation</text:p>
            <text:p text:style-name="P5">pb : quantité de ressources = souvent estimation <text:span text:style-name="T5"></text:span> mauvaises surprises (ex : Shell, Alaska, 2015 : trouvé du pétrole mais en quantité insuffisantes)</text:p>
            <text:p text:style-name="P5">Extraction de pétrole plus difficile dût à l’isolement et les conditions de la région <text:span text:style-name="T5"></text:span> plus coûteuse surtout si cour du pétrole = bas sur le marché (ex : en aout 2019 : Pétrole en Mer d’Alaska : rentable à partir de 65$ contre 45$ pour un baril de pétrole de schiste USA).</text:p>
            <text:p text:style-name="P5">étude américaine de 2008 faisant état de grandes ressources de pétrole et de gaz en Arctique mais enfaite, ce ne sont que des estimations de ressources à découvrir. + obstacles techniques, financiers qui s’opposent à l’exploitation</text:p>
            <text:p text:style-name="P5">idem pour distances : si elles sont + courtes cela ≠ moins chère</text:p>
            <text:p text:style-name="P5">raisons :</text:p>
            <text:p text:style-name="P5">infrastructures moins nombreuses, navires doivent souvent être précédés de brise-glaces (généralement russe dont services facturés par Russie), risque et les assurances n’aiment pas cela et donc, même s’il ne se produit pas, cela coute +++ cher, condition d’intervention +++ dures</text:p>
            <text:p text:style-name="P5">conquête de l’arctique inquiète les protecteurs de l’océan</text:p>
            <text:p text:style-name="P5"><text:soft-page-break/>fonte de la banquise ≈ <text:span text:style-name="T7">↗</text:span>relâchement de CO2 </text:p>
            <text:p text:style-name="P5"/>
          </table:table-cell>
        </table:table-row>
        <table:table-row table:style-name="Table1.1">
          <table:table-cell table:style-name="Table1.A1" office:value-type="string">
            <text:p text:style-name="P6">Document info</text:p>
          </table:table-cell>
        </table:table-row>
        <table:table-row table:style-name="Table1.1">
          <table:table-cell table:style-name="Table1.A1" office:value-type="string">
            <text:p text:style-name="P5">Chine = intéressée par l’Arctique</text:p>
            <text:p text:style-name="P5">janvier 2018, Chine = Publie le livre blanc (programme de ses ambitions en arctique)</text:p>
            <text:p text:style-name="P5">Réchauffement Climatique = « valeur de l’Arctique n’a cessé d’augmenter dans les domaines stratégique, économique, scientifique et écologique ainsi que pour ses voies de navigation »</text:p>
            <text:p text:style-name="P5"><text:span text:style-name="T5"></text:span> Chine : « propose de construire un ensemble, avec toutes les parties concernées, une route de la soie sur glace ».</text:p>
            <text:p text:style-name="P5">PB : Empire du milieu = <text:span text:style-name="T8"></text:span> Pôle Nord</text:p>
            <text:list xml:id="list399207430" text:style-name="WWNum1">
              <text:list-item>
                <text:p text:style-name="P18">Parade : « pays du proche Arctique »</text:p>
              </text:list-item>
            </text:list>
            <text:p text:style-name="P5">droit de contrôle de la route du pôle nord partagées :</text:p>
            <text:list xml:id="list221605479938818" text:continue-numbering="true" text:style-name="WWNum1">
              <text:list-item>
                <text:p text:style-name="P18">Canada (Nord-Ouest)</text:p>
              </text:list-item>
              <text:list-item>
                <text:p text:style-name="P18">Russie (route Nord-Est)</text:p>
              </text:list-item>
            </text:list>
            <text:p text:style-name="P5">Chine cherche à jouir de l’Arctique grâce au « droit de passage innocent »</text:p>
            <text:list xml:id="list71031419" text:style-name="WWNum2">
              <text:list-item>
                <text:p text:style-name="P19">Elle le refuse aux autres pays de la mer de chine du sud</text:p>
              </text:list-item>
            </text:list>
            <text:p text:style-name="P5">Livre Blanc = affirmation de sa volonté d’être partie prenante de l’avenir de cette région du monde.</text:p>
            <text:p text:style-name="P5"/>
            <text:p text:style-name="P5">Groenland :</text:p>
            <text:p text:style-name="P5">Chine : </text:p>
            <text:list xml:id="list221605016776821" text:continue-numbering="true" text:style-name="WWNum2">
              <text:list-item>
                <text:p text:style-name="P19">Rachat d’une ancienne base Américaine par « société minière chinoise » (sud du Groenland) (2016) <text:span text:style-name="T5"></text:span> évité par USA grâce à leurs alliance (USA-Danemark) + accord de défense les lient depuis 1951</text:p>
              </text:list-item>
              <text:list-item>
                <text:p text:style-name="P19">2018 : Autre société chinoise, faillit racheter le contrat de modernisation des 3 principaux Aéroports Groenlandais.</text:p>
              </text:list-item>
              <text:list-item>
                <text:p text:style-name="P19">Kvanefjeld, société China <text:span text:style-name="T3">Nuclear</text:span> Hua Sheng <text:span text:style-name="T6"></text:span> s’engage à racheter l’intégralité de production des terres rares de ce site Géologique, 2<text:span text:style-name="T9">ème</text:span> réserve mondiale de terres rares, 6<text:span text:style-name="T9">ème</text:span> réserve d’uranium</text:p>
              </text:list-item>
            </text:list>
            <text:p text:style-name="P5">Rapport annuel 2019 sur la chine :</text:p>
            <text:list xml:id="list221605490211601" text:continue-numbering="true" text:style-name="WWNum2">
              <text:list-item>
                <text:p text:style-name="P19">Département de défense américaine</text:p>
                <text:list>
                  <text:list-item>
                    <text:p text:style-name="P19">Mention spéciale à l’arctique :</text:p>
                    <text:list>
                      <text:list-item>
                        <text:p text:style-name="P19">Après listage des interventions chinoises au Groenland</text:p>
                        <text:list>
                          <text:list-item>
                            <text:p text:style-name="P19">Département de défense, note : « la présence militaire chinoise renforcée dans l’océan Arctique pouvant inclure le déploiement potentiel de sous-marins dans la région comme élément de dissuasion contre des attaques nucléaires. »</text:p>
                            <text:list>
                              <text:list-item>
                                <text:p text:style-name="P19">De quoi inquiéter les USA (prouvé par intérêt soudain de DT pour Groenland)</text:p>
                              </text:list-item>
                            </text:list>
                          </text:list-item>
                        </text:list>
                      </text:list-item>
                    </text:list>
                  </text:list-item>
                </text:list>
              </text:list-item>
            </text:list>
            <text:p text:style-name="P5">Bizarrement, notion de « proche Arctique » a du mal à convaincre</text:p>
            <text:p text:style-name="P5">Or 6/8 états arctiques sont membre de l’OTAN (Organisation du Traité de l'Atlantique Nord)</text:p>
            <text:list xml:id="list221603864973121" text:continue-numbering="true" text:style-name="WWNum2">
              <text:list-item>
                <text:p text:style-name="P19">Présence de la chine dérange</text:p>
              </text:list-item>
            </text:list>
            <text:p text:style-name="P5">Même Moscou, coopérant activement avec Pékin sur domaine économique n’a aucune envie de voir débarquer la chine sur l’arctique.</text:p>
          </table:table-cell>
        </table:table-row>
      </table:table>
      <text:p text:style-name="Standard"/>
      <text:p text:style-name="P1"/>
      <text:p text:style-name="P7">En analysant le document, montrez, à propos du contrôle de l’Arctique, l’origine des rivalités et le jeu des acteurs.</text:p>
      <text:list xml:id="list2166183186" text:style-name="WWNum3">
        <text:list-item>
          <text:p text:style-name="P17">Origine des rivalités</text:p>
          <text:list>
            <text:list-item>
              <text:p text:style-name="P17">La chine</text:p>
              <text:list>
                <text:list-item>
                  <text:p text:style-name="P17">Veux construire une nouvelle route sur glace</text:p>
                </text:list-item>
                <text:list-item>
                  <text:p text:style-name="P17">La Chine est un Empire du milieu, elle n’a donc pas « le droit d’accès » au pôle Nord, donc elle se dit « pays dur proche Arctique ».</text:p>
                </text:list-item>
              </text:list>
            </text:list-item>
            <text:list-item>
              <text:p text:style-name="P17">Les autres pays</text:p>
              <text:list>
                <text:list-item>
                  <text:p text:style-name="P17">Ne veulent pas voir la chine en Arctique</text:p>
                </text:list-item>
              </text:list>
            </text:list-item>
          </text:list>
        </text:list-item>
        <text:list-item>
          <text:p text:style-name="P17">Jeu des acteurs</text:p>
          <text:list>
            <text:list-item>
              <text:p text:style-name="P17">Un jeux de parts</text:p>
              <text:list>
                <text:list-item>
                  <text:p text:style-name="P17">Chine veux avoir sa part dans l’arctique (le livre blanc)</text:p>
                </text:list-item>
                <text:list-item>
                  <text:p text:style-name="P17">Autre pays, ne veulent pas</text:p>
                  <text:list>
                    <text:list-item>
                      <text:p text:style-name="P17">Canada (passage Nord-Ouest)</text:p>
                    </text:list-item>
                    <text:list-item>
                      <text:p text:style-name="P17">Russie (route Nord-Est)</text:p>
                    </text:list-item>
                  </text:list>
                </text:list-item>
              </text:list>
            </text:list-item>
            <text:list-item>
              <text:p text:style-name="P17">Un jeux de pouvoir</text:p>
              <text:list>
                <text:list-item>
                  <text:p text:style-name="P17">La Chine rachète beaucoup d’infrastructures, de matériaux, … au Groenland</text:p>
                </text:list-item>
                <text:list-item>
                  <text:p text:style-name="P17">Dissuasion nucléaire chinoise au Groenland</text:p>
                </text:list-item>
                <text:list-item>
                  <text:p text:style-name="P17">La Chine a beaucoup de plans pour sa conquête de l’Arctique</text:p>
                </text:list-item>
              </text:list>
            </text:list-item>
            <text:list-item>
              <text:p text:style-name="P17">Un jeux climatique</text:p>
              <text:list>
                <text:list-item>
                  <text:p text:style-name="P17">Fonte de la banquise <text:span text:style-name="T5"></text:span> « valeur de l’Arctique n’a cessé d’augmenter dans les domaines stratégique, économique, scientifique et écologique ainsi que pour ses voies de navigation »</text:p>
                </text:list-item>
                <text:list-item>
                  <text:p text:style-name="P17">Nouveaux accès</text:p>
                </text:list-item>
                <text:list-item>
                  <text:p text:style-name="P17">Accès plus rapide contre ancienne voies</text:p>
                </text:list-item>
              </text:list>
            </text:list-item>
          </text:list>
        </text:list-item>
        <text:list-item>
          <text:p text:style-name="P17">conclu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Wingdings 2" svg:font-family="'Wingdings 2'" style:font-family-generic="roman"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 Emoji1" svg:font-family="'Segoe UI Emoj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ffffff"/>
      <style:paragraph-properties fo:text-align="start"/>
      <style:text-properties fo:font-size="18pt"/>
    </style:style>
    <style:style style:name="MT1" style:family="text">
      <style:text-properties style:use-window-font-color="true" fo:font-size="8pt" style:font-size-asian="8pt" style:font-size-complex="8pt"/>
    </style:style>
    <style:style style:name="Mgr1" style:family="graphic" style:parent-style-name="Frame">
      <style:graphic-properties draw:stroke="solid" svg:stroke-width="0.009cm" svg:stroke-color="#808080" draw:stroke-linejoin="round" draw:fill="solid" draw:fill-color="#ffffff" draw:textarea-vertical-align="top" draw:auto-grow-height="false" fo:min-height="0.344cm" fo:min-width="0.751cm" fo:padding-top="0.127cm" fo:padding-bottom="0.127cm" fo:padding-left="0.254cm" fo:padding-right="0.254cm" fo:wrap-option="wrap" fo:margin-left="0.318cm" fo:margin-right="0.385cm" fo:margin-top="0cm" fo:margin-bottom="0.041cm" style:run-through="background" style:wrap="run-through" style:number-wrapped-paragraphs="no-limit" style:vertical-pos="from-top" style:vertical-rel="paragraph" style:horizontal-pos="from-left" style:horizontal-rel="page-end-margin"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Henry Letellier T1<text:tab/>Géographie<text:tab/>mercredi 24 février 2021</text:p>
      </style:header>
      <style:footer>
        <text:p text:style-name="Footer"><draw:custom-shape text:anchor-type="paragraph" draw:z-index="5" draw:name="Rectangle : carré corné 1" draw:style-name="Mgr1" draw:text-style-name="MP2" svg:width="1.258cm" svg:height="0.914cm" svg:x="0.034cm" svg:y="0.198cm"><text:p text:style-name="MP1"><text:span text:style-name="MT1"><text:page-number text:select-page="current">1</text:page-number></text:span></text:p><draw:enhanced-geometry draw:mirror-horizontal="false" draw:mirror-vertical="false" svg:viewBox="0 0 0 0" draw:text-areas="0 0 ?f11 ?f6"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Letellier</meta:initial-creator>
    <meta:editing-cycles>27</meta:editing-cycles>
    <meta:print-date>2021-02-24T12:15:00</meta:print-date>
    <meta:creation-date>2021-02-23T15:19:00</meta:creation-date>
    <dc:date>2021-03-01T22:16:02.681212000</dc:date>
    <meta:editing-duration>P1DT2H8M23S</meta:editing-duration>
    <meta:generator>LibreOffice/6.1.2.1$MacOSX_X86_64 LibreOffice_project/65905a128db06ba48db947242809d14d3f9a93fe</meta:generator>
    <meta:document-statistic meta:table-count="1" meta:image-count="0" meta:object-count="0" meta:page-count="6" meta:paragraph-count="98" meta:word-count="2369" meta:character-count="14351" meta:non-whitespace-character-count="121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